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paragraph-properties fo:margin-left="0.4916in">
        <style:tab-stops/>
      </style:paragraph-properties>
    </style:style>
    <style:style style:name="P3" style:parent-style-name="Normale" style:family="paragraph">
      <style:paragraph-properties fo:margin-left="0.4916in">
        <style:tab-stops/>
      </style:paragraph-properties>
    </style:style>
    <style:style style:name="P4" style:parent-style-name="Normale" style:family="paragraph">
      <style:paragraph-properties fo:line-height="107%"/>
    </style:style>
    <style:style style:name="P5" style:parent-style-name="Normale" style:family="paragraph">
      <style:paragraph-properties fo:line-height="107%"/>
    </style:style>
    <style:style style:name="P6" style:parent-style-name="Normale" style:family="paragraph">
      <style:paragraph-properties fo:line-height="107%"/>
    </style:style>
    <style:style style:name="P7" style:parent-style-name="Normale" style:family="paragraph">
      <style:paragraph-properties fo:line-height="107%"/>
    </style:style>
    <style:style style:name="P8" style:parent-style-name="Normale" style:family="paragraph">
      <style:paragraph-properties fo:line-height="107%"/>
    </style:style>
    <style:style style:name="P9" style:parent-style-name="Normale" style:family="paragraph">
      <style:paragraph-properties fo:line-height="107%"/>
    </style:style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name="P12" style:parent-style-name="Normale" style:family="paragraph">
      <style:paragraph-properties fo:line-height="107%"/>
    </style:style>
    <style:style style:name="T13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P15" style:parent-style-name="Normale" style:family="paragraph">
      <style:paragraph-properties fo:line-height="107%"/>
    </style:style>
    <style:style style:name="T16" style:parent-style-name="Car.predefinitoparagrafo" style:family="text">
      <style:text-properties style:font-name="Segoe UI Emoji" style:font-name-complex="Segoe UI Emoji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style:font-name="Segoe UI Emoji" style:font-name-complex="Segoe UI Emoji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style:font-name="Segoe UI Emoji" style:font-name-complex="Segoe UI Emoji"/>
    </style:style>
    <style:style style:name="T21" style:parent-style-name="Car.predefinitoparagrafo" style:family="text">
      <style:text-properties fo:font-weight="bold" style:font-weight-asian="bold" style:font-weight-complex="bold"/>
    </style:style>
    <style:style style:name="T22" style:parent-style-name="Car.predefinitoparagrafo" style:family="text">
      <style:text-properties style:font-name="Segoe UI Emoji" style:font-name-complex="Segoe UI Emoji"/>
    </style:style>
    <style:style style:name="T23" style:parent-style-name="Car.predefinitoparagrafo" style:family="text">
      <style:text-properties fo:font-weight="bold" style:font-weight-asian="bold" style:font-weight-complex="bold"/>
    </style:style>
    <style:style style:name="P24" style:parent-style-name="Normale" style:family="paragraph">
      <style:paragraph-properties fo:line-height="107%"/>
    </style:style>
    <style:style style:name="T25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P27" style:parent-style-name="Normale" style:family="paragraph">
      <style:paragraph-properties fo:line-height="107%"/>
    </style:style>
    <style:style style:name="T28" style:parent-style-name="Car.predefinitoparagrafo" style:family="text">
      <style:text-properties style:font-name="Segoe UI Emoji" style:font-name-complex="Segoe UI Emoji"/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style:font-name="Segoe UI Emoji" style:font-name-complex="Segoe UI Emoji"/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T33" style:parent-style-name="Car.predefinitoparagrafo" style:family="text">
      <style:text-properties style:font-name="Segoe UI Emoji" style:font-name-complex="Segoe UI Emoji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style:font-name="Segoe UI Emoji" style:font-name-complex="Segoe UI Emoji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T37" style:parent-style-name="Car.predefinitoparagrafo" style:family="text">
      <style:text-properties style:font-name="Segoe UI Emoji" style:font-name-complex="Segoe UI Emoji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Normale" style:family="paragraph">
      <style:paragraph-properties fo:line-height="107%"/>
    </style:style>
    <style:style style:name="T40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Normale" style:list-style-name="LFO1" style:family="paragraph">
      <style:paragraph-properties fo:line-height="107%"/>
      <style:text-properties fo:hyphenate="true"/>
    </style:style>
    <style:style style:name="T43" style:parent-style-name="Car.predefinitoparagrafo" style:family="text">
      <style:text-properties fo:font-weight="bold" style:font-weight-asian="bold" style:font-weight-complex="bold"/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P45" style:parent-style-name="Normale" style:list-style-name="LFO1" style:family="paragraph">
      <style:paragraph-properties fo:line-height="107%"/>
      <style:text-properties fo:hyphenate="true"/>
    </style:style>
    <style:style style:name="T46" style:parent-style-name="Car.predefinitoparagrafo" style:family="text">
      <style:text-properties fo:font-weight="bold" style:font-weight-asian="bold" style:font-weight-complex="bold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Normale" style:family="paragraph">
      <style:paragraph-properties fo:line-height="107%"/>
    </style:style>
    <style:style style:name="T49" style:parent-style-name="Car.predefinitoparagrafo" style:family="text">
      <style:text-properties style:font-name="Segoe UI Emoji" style:font-name-complex="Segoe UI Emoji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52" style:parent-style-name="Car.predefinitoparagrafo" style:family="text">
      <style:text-properties style:font-name="Segoe UI Emoji" style:font-name-complex="Segoe UI Emoji"/>
    </style:style>
    <style:style style:name="T53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I treni producono dati tra testo e binario, poi viene trasformato in csv.<text:line-break/>A bordo sono zippati e inviati, un treno produce un file ogni 5 minuti e lo invia a terra.<text:line-break/>Algoritmi che costantemente aprono i file li accorpano in un file che si allunga sempre di più fino a mezzanotte.<text:line-break/>Il dato è evidenziato in colori in base alla gravità.<text:line-break/>Nella tabella i dati sono campionati ogni secondo, la visualizzazione nei fogli excell avviene in modo dettagliato.<text:line-break/><text:line-break/>Automatizzare l’analisi.<text:line-break/>Per ogni singolo treno abbiamo uno storico.<text:line-break/>Il top sarebbe addestramento big data e poi specifico su treno, da capire come si può fare.<text:line-break/>Da quando avviene l’evento c’è un’attesa di 5 minuti.</text:p>
      <text:p text:style-name="P2">Due input di sistema file di testo con il problema e file di testo del treno.<text:line-break/>Output classificazione a colori <text:s/>in base alla gravità.<text:line-break/><text:line-break/>Quando non si riesce ad anticipare il guasto.<text:line-break/>EX il treno non parte perché la porta non si chiude.<text:line-break/>Per questa analisi c’è una persona che la fa.<text:line-break/><text:line-break/>Bisogna fare queste analisi quando il treno accumula un ritardo superiore a 5 minuti.<text:line-break/>Problema, gestire il file d’ingresso non addestramento.<text:line-break/>Ci basiamo sugli LLM e poi li verticalizziamo.<text:line-break/><text:line-break/>Abbiamo in input un treno con un problema, vogliamo sapere quale potrebbe essere il problema, basandoci su LLM verticalizzati.<text:line-break/>Dando in pasto report del macchinista e csv vogliamo sapere qual è il problema.<text:line-break/>Palesemente classificazione, non binaria.<text:line-break/><text:line-break/>Analisi serve per capire la responsabilità, (treno, meteo, linea).<text:line-break/><text:line-break/>Impostare un progetto:<text:line-break/>Fattibilità<text:s/><text:line-break/>modelli da utilizzare<text:line-break/>tempo<text:line-break/>risorse (azure) o altre risorse<text:line-break/>schema architetturale</text:p>
      <text:p text:style-name="P3">Vuole esplorare LLM<text:line-break/></text:p>
      <text:p text:style-name="Normale"/>
      <text:p text:style-name="P4"/>
      <text:p text:style-name="P5"/>
      <text:p text:style-name="P6"/>
      <text:p text:style-name="P7"/>
      <text:p text:style-name="P8"/>
      <text:soft-page-break/>
      <text:p text:style-name="P9">La differenza principale tra<text:s/><text:span text:style-name="T10">spaCy</text:span><text:s/>e<text:s/><text:span text:style-name="T11">GilBERTo</text:span><text:s/>sta nell'approccio alla comprensione del linguaggio naturale:</text:p>
      <text:p text:style-name="P12"><text:span text:style-name="T13">🔹</text:span><text:span text:style-name="T14"><text:s/>spaCy</text:span></text:p>
      <text:p text:style-name="P15"><text:span text:style-name="T16">✅</text:span><text:s/><text:span text:style-name="T17">Rule-based + Machine Learning</text:span>: Combina regole linguistiche con modelli NLP tradizionali (reti neurali meno profonde).<text:line-break/><text:span text:style-name="T18">✅</text:span><text:s/><text:span text:style-name="T19">Veloce ed efficiente</text:span>: Ottimo per analisi sintattiche, Named Entity Recognition (NER), e tokenizzazione.<text:line-break/><text:span text:style-name="T20">✅</text:span><text:s/><text:span text:style-name="T21">Basato su lessico e regole</text:span>: Usa dizionari e parsing sintattico per analizzare il testo.<text:line-break/><text:span text:style-name="T22">❌</text:span><text:s/><text:span text:style-name="T23">Non comprende il significato profondo</text:span>: È meno efficace nel catturare il contesto rispetto ai modelli più avanzati.</text:p>
      <text:p text:style-name="P24"><text:span text:style-name="T25">🔹</text:span><text:span text:style-name="T26"><text:s/>GilBERTo (BERT per l'italiano)</text:span></text:p>
      <text:p text:style-name="P27"><text:span text:style-name="T28">✅</text:span><text:s/><text:span text:style-name="T29">Basato su Trasformers</text:span>: È una variante di<text:s/><text:span text:style-name="T30">BERT</text:span><text:s/>(Bidirectional Encoder Representations from Transformers) addestrata su dati in italiano.<text:line-break/><text:span text:style-name="T31">✅</text:span><text:s/><text:span text:style-name="T32">Comprende il contesto</text:span>: A differenza di spaCy, GilBERTo capisce il significato della frase intera, non solo delle singole parole.<text:line-break/><text:span text:style-name="T33">✅</text:span><text:s/><text:span text:style-name="T34">Ottimo per il Text Classification &amp; Sentiment Analysis</text:span>: Può essere usato per categorizzare frasi in base al loro significato.<text:line-break/><text:span text:style-name="T35">❌</text:span><text:s/><text:span text:style-name="T36">Più pesante e lento</text:span>: Richiede più potenza di calcolo rispetto a spaCy.<text:line-break/><text:span text:style-name="T37">❌</text:span><text:s/><text:span text:style-name="T38">Necessita di fine-tuning</text:span>: Per ottenere risultati precisi su compiti specifici, serve addestrarlo su dati personalizzati.</text:p>
      <text:p text:style-name="P39"><text:span text:style-name="T40">🔥</text:span><text:span text:style-name="T41"><text:s/>Quando usare uno o l’altro?</text:span></text:p>
      <text:list text:style-name="LFO1" text:continue-numbering="true">
        <text:list-item>
          <text:p text:style-name="P42"><text:span text:style-name="T43">Se vuoi efficienza e semplicità</text:span><text:s/>→<text:s/><text:span text:style-name="T44">spaCy</text:span><text:s/>(ottimo per estrarre parole chiave e analizzare la grammatica).</text:p>
        </text:list-item>
        <text:list-item>
          <text:p text:style-name="P45"><text:span text:style-name="T46">Se hai bisogno di un modello più potente che capisca il significato profondo</text:span><text:s/>→<text:s/><text:span text:style-name="T47">GilBERTo (o altri modelli BERT-like)</text:span>.</text:p>
        </text:list-item>
      </text:list>
      <text:p text:style-name="P48"><text:span text:style-name="T49">🔎</text:span><text:s/><text:span text:style-name="T50">Conclusione:</text:span><text:s/>Se il tuo obiettivo è assegnare correttamente una categoria basandoti sul significato della frase,<text:s/><text:span text:style-name="T51">GilBERTo è una scelta migliore</text:span><text:s/>rispetto a spaCy. Vuoi che proviamo a implementarlo?<text:s/><text:span text:style-name="T52">🚀</text:span></text:p>
      <text:p text:style-name="Normale"/>
      <text:p text:style-name="Normale"><text:span text:style-name="T53">Diciamo che spaCy è più semplice e riduce l’errore nel nostro contesto visto che effettuiamo una mappatura delle parole inerenti, altrimenti bisognerebbe avere molti dati per verticalizzare BERT</text:span>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 Alesi - nicol.alesi@studio.unibo.it</meta:initial-creator>
    <dc:creator>Nicol Alesi - nicol.alesi@studio.unibo.it</dc:creator>
    <meta:creation-date>2025-03-26T09:07:00Z</meta:creation-date>
    <dc:date>2025-03-28T13:29:00Z</dc:date>
    <meta:template xlink:href="Normal" xlink:type="simple"/>
    <meta:editing-cycles>2</meta:editing-cycles>
    <meta:editing-duration>PT15180S</meta:editing-duration>
    <meta:document-statistic meta:page-count="2" meta:paragraph-count="6" meta:word-count="511" meta:character-count="3420" meta:row-count="24" meta:non-whitespace-character-count="2915"/>
  </office:meta>
</office:document-meta>
</file>